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Noto Naskh Arabic" svg:font-family="'Noto Naskh Arabic'" style:font-family-generic="system" style:font-pitch="variable"/>
    <style:font-face style:name="Roboto" svg:font-family="Roboto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s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Noto Naskh Arabic" svg:font-family="'Noto Naskh Arabic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Roboto" style:font-size-asian="12pt" style:language-asian="none" style:country-asian="none" style:font-name-complex="Roboto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Roboto" style:font-size-asian="12pt" style:language-asian="zh" style:country-asian="CN" style:font-name-complex="Noto Naskh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Collabora_Office/21.06.25.1$Android_AARCH64 LibreOffice_project/e90143624dba</meta:generator>
    <dc:date>2022-05-05T07:22:41.544114490</dc:date>
    <meta:editing-duration>PT2M31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</office:meta>
</office:document-meta>
</file>